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 style:data-style-name="N100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 style:data-style-name="N100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10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 style:data-style-name="N100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 style:data-style-name="N100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10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2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6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16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6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10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 style:data-style-name="N100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Table_20_Contents">
      <style:text-properties fo:language="ru" fo:country="RU" fo:background-color="transparent"/>
    </style:style>
    <style:style style:name="P8" style:family="paragraph" style:parent-style-name="Table_20_Contents">
      <style:text-properties fo:language="en" fo:country="US" fo:background-color="transparent"/>
    </style:style>
    <style:style style:name="P9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ndidates by stages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1">
            <text:p text:style-name="P2">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Vacancy candidates view by stages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3">Я на странице профиля вакансии</text:p>
            <text:p text:style-name="P3">В базе существуют кандидаты, прикрепленные к данной вакансии, находящиеся в конкретном статусе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выбираю данный статус в списке статусов для просмотра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5">В таблице отображаются <text:s/>только те кандидаты, которые находятся в этом статусе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1">
            <text:p text:style-name="P4">1.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y candidates : next stage without comment 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Я на странице профиля вакансии</text:p>
            <text:p text:style-name="P3">Открыт список кандидатов данной вакансии для какого-либо статуса, который не требует комментирования перехода на следующий статус</text:p>
            <text:p text:style-name="P3">И в таблице отображается кандидат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выбираю следующий статус данного кандидата в выпадающем списке 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5">Кандидату присваивается новый статус в рамках данной вакансии</text:p>
            <text:p text:style-name="P5">И кандидат отображается в таблице нового статуса</text:p>
            <text:p text:style-name="P5">И поле <text:span text:style-name="T2">«Comment» </text:span>данного кандидата пустое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1.2">
            <text:p text:style-name="P4">1.2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Vacancy candidates : next stage with comment 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3">Я на странице профиля вакансии</text:p>
            <text:p text:style-name="P3">Открыт список кандидатов данной вакансии для какого-либо статуса, который требует комментирования перехода на следующий статус</text:p>
            <text:p text:style-name="P3">И в таблице отображается кандидат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выбираю следующий статус данного кандидата в выпадающем списке 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5">Открывается форма комментирования перехода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float" office:value="1.2">
            <text:p text:style-name="P4">1.2.1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Vacancy candidates : next stage with comment applying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3">Выполнен сценарий 1.2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3">Я ввожу комментарий перехода в поле для комментария</text:p>
            <text:p text:style-name="P3">И нажимаю на кнопку <text:span text:style-name="T2">«Apply»</text:span>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5">Кандидату присваивается новый статус в рамках данной вакансии</text:p>
            <text:p text:style-name="P5">И кандидат удаляется из таблицы текущего статуса</text:p>
            <text:p text:style-name="P5">И кандидат отображается в таблице нового статуса</text:p>
            <text:p text:style-name="P5">И поле <text:span text:style-name="T2">«Comment» </text:span>данного кандидата заполнено введенным комментарием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">Scenario </text:p>
          </table:table-cell>
          <table:table-cell table:style-name="Таблица14.B1" office:value-type="float" office:value="1.2">
            <text:p text:style-name="P2">1.2.1-E</text:p>
          </table:table-cell>
        </table:table-row>
        <table:table-row>
          <table:table-cell table:style-name="Таблица14.A2" office:value-type="string">
            <text:p text:style-name="P2">Name</text:p>
          </table:table-cell>
          <table:table-cell table:style-name="Таблица14.B2" office:value-type="string">
            <text:p text:style-name="P2">Vacancy candidates : next stage with comment applying, empty comment</text:p>
          </table:table-cell>
        </table:table-row>
        <table:table-row>
          <table:table-cell table:style-name="Таблица14.A2" office:value-type="string">
            <text:p text:style-name="P1"><text:span text:style-name="T1">Given</text:span> </text:p>
          </table:table-cell>
          <table:table-cell table:style-name="Таблица14.B2" office:value-type="string">
            <text:p text:style-name="P3">Выполнен сценарий 1.2</text:p>
          </table:table-cell>
        </table:table-row>
        <text:soft-page-break/>
        <table:table-row>
          <table:table-cell table:style-name="Таблица14.A2" office:value-type="string">
            <text:p text:style-name="P2">When</text:p>
          </table:table-cell>
          <table:table-cell table:style-name="Таблица14.B2" office:value-type="string">
            <text:p text:style-name="P3">Я оставляю поле для комментария пустым</text:p>
            <text:p text:style-name="P3">И нажимаю на кнопку <text:span text:style-name="T2">«Apply»</text:span></text:p>
          </table:table-cell>
        </table:table-row>
        <table:table-row>
          <table:table-cell table:style-name="Таблица14.A2" office:value-type="string">
            <text:p text:style-name="P2">Then </text:p>
          </table:table-cell>
          <table:table-cell table:style-name="Таблица14.B2" office:value-type="string">
            <text:p text:style-name="P5">Появляется сообщение <text:span text:style-name="T2">«Comment is empty»</text:span></text:p>
            <text:p text:style-name="P5">И поле для ввода комментария выделяется красным цветом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1.3">
            <text:p text:style-name="P4">1.3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Vacancy candidates : skip stage without comment </text:p>
          </table:table-cell>
        </table:table-row>
        <table:table-row>
          <table:table-cell table:style-name="Таблица10.A2" office:value-type="string">
            <text:p text:style-name="P1"><text:span text:style-name="T1">Given</text:span> </text:p>
          </table:table-cell>
          <table:table-cell table:style-name="Таблица10.B2" office:value-type="string">
            <text:p text:style-name="P3">Я на странице профиля вакансии</text:p>
            <text:p text:style-name="P3">Открыт список кандидатов данной вакансии для какого-либо статуса, который не требует комментирования перехода на следующий статус</text:p>
            <text:p text:style-name="P3">И в таблице отображается кандидат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3">Я выбираю статус, который не является следующим в последовательности статусов для данной вакансии в выпадающем списке, для данного кандидата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5">Открывается форма с выбором пропускаемых статусов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float" office:value="1.3">
            <text:p text:style-name="P4">1.3.1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Vacancy candidates : skip stage without comment applying</text:p>
          </table:table-cell>
        </table:table-row>
        <table:table-row>
          <table:table-cell table:style-name="Таблица11.A2" office:value-type="string">
            <text:p text:style-name="P1"><text:span text:style-name="T1">Given</text:span> </text:p>
          </table:table-cell>
          <table:table-cell table:style-name="Таблица11.B2" office:value-type="string">
            <text:p text:style-name="P3">Выполнен сценарий 1.3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3">Я выбираю пропускаемые статусы, переход с которых не требует комментирования</text:p>
            <text:p text:style-name="P3">И нажимаю кнопку <text:span text:style-name="T2">«Apply»</text:span>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5">Кандидату присваивается новый статус в рамках данной вакансии</text:p>
            <text:p text:style-name="P5">И кандидат отображается в таблице нового статуса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float" office:value="1.2">
            <text:p text:style-name="P4">1.4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Vacancy candidates : skip stage with comment </text:p>
          </table:table-cell>
        </table:table-row>
        <table:table-row>
          <table:table-cell table:style-name="Таблица12.A2" office:value-type="string">
            <text:p text:style-name="P1"><text:span text:style-name="T1">Given</text:span> </text:p>
          </table:table-cell>
          <table:table-cell table:style-name="Таблица12.B2" office:value-type="string">
            <text:p text:style-name="P3">Я на странице профиля вакансии</text:p>
            <text:p text:style-name="P3">Открыт список кандидатов данной вакансии для какого-либо статуса, который требует комментирования перехода на следующий статус</text:p>
            <text:p text:style-name="P3">И в таблице отображается кандидат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3">Я выбираю статус, который не является следующим в последовательности статусов для данной вакансии в выпадающем списке, для данного кандидата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5">Открывается форма с выбором пропускаемых статусов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float" office:value="1.3">
            <text:p text:style-name="P4">1.4.1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Vacancy candidates : skip stage with comment applying</text:p>
          </table:table-cell>
        </table:table-row>
        <table:table-row>
          <table:table-cell table:style-name="Таблица13.A2" office:value-type="string">
            <text:p text:style-name="P1"><text:span text:style-name="T1">Given</text:span> </text:p>
          </table:table-cell>
          <table:table-cell table:style-name="Таблица13.B2" office:value-type="string">
            <text:p text:style-name="P3">Выполнен сценарий 1.4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3">Я выбираю пропускаемые статусы, переход с которых требует комментирования</text:p>
            <text:p text:style-name="P3">И ввожу комментарии для каждого статуса</text:p>
            <text:p text:style-name="P3">И нажимаю кнопку <text:span text:style-name="T2">«Apply»</text:span></text:p>
          </table:table-cell>
        </table:table-row>
        <text:soft-page-break/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5">Кандидату присваивается новый статус в рамках данной вакансии</text:p>
            <text:p text:style-name="P5">И кандидат отображается в таблице нового статуса</text:p>
            <text:p text:style-name="P5">И поле <text:span text:style-name="T2">«Comment» </text:span>данного кандидата заполнено введенным комментарием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.3">
            <text:p text:style-name="P4">1.4.1<text:span text:style-name="T2">-E</text:span>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Vacancy candidates : skip stage with comment applying, empty comment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3">Выполнен сценарий 1.4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3">Я выбираю пропускаемые статусы, переход с которых требует комментирования</text:p>
            <text:p text:style-name="P3">И оставляю поля для комментирования пустыми</text:p>
            <text:p text:style-name="P3">И нажимаю кнопку <text:span text:style-name="T2">«Apply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5">Появляется сообщение <text:span text:style-name="T2">«Comment is empty»</text:span></text:p>
            <text:p text:style-name="P5">И поля для ввода комментариев выделяются красным цветом</text:p>
          </table:table-cell>
        </table:table-row>
      </table:table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Scenario </text:p>
          </table:table-cell>
          <table:table-cell table:style-name="Таблица2.B1" office:value-type="string">
            <text:p text:style-name="P9">1.<text:span text:style-name="T3">5</text:span></text:p>
          </table:table-cell>
        </table:table-row>
        <table:table-row>
          <table:table-cell table:style-name="Таблица2.A2" office:value-type="string">
            <text:p text:style-name="P9">Name</text:p>
          </table:table-cell>
          <table:table-cell table:style-name="Таблица2.B2" office:value-type="string">
            <text:p text:style-name="P9">Vacancy candidates view by stages, create/edit comment</text:p>
          </table:table-cell>
        </table:table-row>
        <table:table-row>
          <table:table-cell table:style-name="Таблица2.A2" office:value-type="string">
            <text:p text:style-name="P8"><text:span text:style-name="T1">Given</text:span> </text:p>
          </table:table-cell>
          <table:table-cell table:style-name="Таблица2.B2" office:value-type="string">
            <text:p text:style-name="P7">Я на странице профиля вакансии</text:p>
            <text:p text:style-name="P7">И выполнен сценарий 1.2 или 1.4</text:p>
          </table:table-cell>
        </table:table-row>
        <table:table-row>
          <table:table-cell table:style-name="Таблица2.A2" office:value-type="string">
            <text:p text:style-name="P9">When</text:p>
          </table:table-cell>
          <table:table-cell table:style-name="Таблица2.B2" office:value-type="string">
            <text:p text:style-name="P7">Я нажимаю на кнопку <text:span text:style-name="T2">«Create/Edit comment»</text:span></text:p>
          </table:table-cell>
        </table:table-row>
        <table:table-row>
          <table:table-cell table:style-name="Таблица2.A2" office:value-type="string">
            <text:p text:style-name="P9">Then </text:p>
          </table:table-cell>
          <table:table-cell table:style-name="Таблица2.B2" office:value-type="string">
            <text:p text:style-name="P11">Появляется текстовое поле для редактирования (с текстом комментария, если он уже существует)</text:p>
          </table:table-cell>
        </table:table-row>
      </table:table>
      <text:p text:style-name="P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9">Scenario </text:p>
          </table:table-cell>
          <table:table-cell table:style-name="Таблица16.B1" office:value-type="string">
            <text:p text:style-name="P9">1.<text:span text:style-name="T3">5.1</text:span></text:p>
          </table:table-cell>
        </table:table-row>
        <table:table-row>
          <table:table-cell table:style-name="Таблица16.A2" office:value-type="string">
            <text:p text:style-name="P9">Name</text:p>
          </table:table-cell>
          <table:table-cell table:style-name="Таблица16.B2" office:value-type="string">
            <text:p text:style-name="P9">Vacancy candidates view by stages, edit comment</text:p>
          </table:table-cell>
        </table:table-row>
        <table:table-row>
          <table:table-cell table:style-name="Таблица16.A2" office:value-type="string">
            <text:p text:style-name="P8"><text:span text:style-name="T1">Given</text:span> </text:p>
          </table:table-cell>
          <table:table-cell table:style-name="Таблица16.B2" office:value-type="string">
            <text:p text:style-name="P7">И выполнен сценарий <text:span text:style-name="T2">1.5</text:span></text:p>
          </table:table-cell>
        </table:table-row>
        <table:table-row>
          <table:table-cell table:style-name="Таблица16.A2" office:value-type="string">
            <text:p text:style-name="P9">When</text:p>
          </table:table-cell>
          <table:table-cell table:style-name="Таблица16.B2" office:value-type="string">
            <text:p text:style-name="P7">Я ввожу текст комментария </text:p>
            <text:p text:style-name="P7">И кликаю вне поля редактирования комментария </text:p>
          </table:table-cell>
        </table:table-row>
        <table:table-row>
          <table:table-cell table:style-name="Таблица16.A2" office:value-type="string">
            <text:p text:style-name="P9">Then </text:p>
          </table:table-cell>
          <table:table-cell table:style-name="Таблица16.B2" office:value-type="string">
            <text:p text:style-name="P11">Измененный комментарий отображается в таблице кандидатов для данной вакансии</text:p>
          </table:table-cell>
        </table:table-row>
      </table:table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Scenario </text:p>
          </table:table-cell>
          <table:table-cell table:style-name="Таблица3.B1" office:value-type="float" office:value="2">
            <text:p text:style-name="P4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Vacancy candidates stage settings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3">Я на странице профиля вакансии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пункт <text:span text:style-name="T2">«Stage settings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5">Открывается вкладка с настройками статусов кандидата в рамках конкретной вакансии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2.1">
            <text:p text:style-name="P4">2.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Vacancy candidates stage settings, choose stag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странице профиля вакансии</text:p>
            <text:p text:style-name="P3">И в базе существуют кандидаты, прикрепленные к данной вакансии</text:p>
            <text:p text:style-name="P3">Выполнен сценарий 2</text:p>
          </table:table-cell>
        </table:table-row>
        <text:soft-page-break/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выбираю конкретный статус <text:s/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5">Конкретный статус сохранен для данной вакансии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2.2">
            <text:p text:style-name="P4">2.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Vacancy candidates stage settings, custom stage adding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3">Я на странице профиля вакансии</text:p>
            <text:p text:style-name="P3">И выполнен сценарий 2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ввожу название нового статуса кандидата в поле <text:span text:style-name="T2">«Stage title»</text:span></text:p>
            <text:p text:style-name="P3">И нажимаю кнопку <text:span text:style-name="T2">«Add new customer stage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5">Новый статус добавлен в список пользовательских статусов кандидата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36924">
            <text:p text:style-name="P4">2.2.1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Vacancy candidates stage settings, custom stage adding – empty title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3">Я на странице профиля вакансии</text:p>
            <text:p text:style-name="P3">И выполнен сценарий 2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оставляю поле <text:span text:style-name="T2">«Stage title» </text:span>пустым</text:p>
            <text:p text:style-name="P3">И нажимаю кнопку <text:span text:style-name="T2">«Add new customer stage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5">Выводится сообщение <text:span text:style-name="T2">«Empty title»</text:span></text:p>
            <text:p text:style-name="P5">И поле <text:span text:style-name="T2">«Stage title» </text:span>выделяется красным цветом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">Scenario </text:p>
          </table:table-cell>
          <table:table-cell table:style-name="Таблица17.B1" office:value-type="float" office:value="36924">
            <text:p text:style-name="P4">3</text:p>
          </table:table-cell>
        </table:table-row>
        <table:table-row>
          <table:table-cell table:style-name="Таблица17.A2" office:value-type="string">
            <text:p text:style-name="P2">Name</text:p>
          </table:table-cell>
          <table:table-cell table:style-name="Таблица17.B2" office:value-type="string">
            <text:p text:style-name="P2">Vacancy edit</text:p>
          </table:table-cell>
        </table:table-row>
        <table:table-row>
          <table:table-cell table:style-name="Таблица17.A2" office:value-type="string">
            <text:p text:style-name="P1"><text:span text:style-name="T1">Given</text:span> </text:p>
          </table:table-cell>
          <table:table-cell table:style-name="Таблица17.B2" office:value-type="string">
            <text:p text:style-name="P3">Я на странице профиля вакансии</text:p>
            <text:p text:style-name="P3">И изменения в блоках кандидатов на странице профиля не вносили</text:p>
            <text:p text:style-name="P3">И активна кнопка <text:span text:style-name="T2">«Edit»</text:span></text:p>
          </table:table-cell>
        </table:table-row>
        <table:table-row>
          <table:table-cell table:style-name="Таблица17.A2" office:value-type="string">
            <text:p text:style-name="P2">When</text:p>
          </table:table-cell>
          <table:table-cell table:style-name="Таблица17.B2" office:value-type="string">
            <text:p text:style-name="P3">Я нажимаю на кнопку <text:span text:style-name="T2">«Edit»</text:span></text:p>
          </table:table-cell>
        </table:table-row>
        <table:table-row>
          <table:table-cell table:style-name="Таблица17.A2" office:value-type="string">
            <text:p text:style-name="P2">Then </text:p>
          </table:table-cell>
          <table:table-cell table:style-name="Таблица17.B2" office:value-type="string">
            <text:p text:style-name="P5">Открывается окно редактирования вакансии</text:p>
            <text:p text:style-name="P5">И поля заполнены существующими данным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0M17S</meta:editing-duration>
    <meta:editing-cycles>17</meta:editing-cycles>
    <meta:generator>OpenOffice/4.1.2$Win32 OpenOffice.org_project/412m3$Build-9782</meta:generator>
    <dc:date>2016-04-12T15:05:35.48</dc:date>
    <dc:creator>Юлия Сидорук</dc:creator>
    <meta:document-statistic meta:table-count="17" meta:image-count="0" meta:object-count="0" meta:page-count="4" meta:paragraph-count="209" meta:word-count="842" meta:character-count="5771"/>
    <meta:user-defined meta:name="Info 1"/>
    <meta:user-defined meta:name="Info 2"/>
    <meta:user-defined meta:name="Info 3"/>
    <meta:user-defined meta:name="Info 4"/>
  </office:meta>
</office:document-meta>
</file>